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7.5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.5pt" style:language-asian="zh" style:country-asian="CN" style:font-style-asian="normal" style:font-weight-asian="normal" style:font-name-complex="DejaVu Sans" style:font-size-complex="7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T1" style:family="text">
      <style:text-properties style:font-size-asian="7.5pt" style:font-size-complex="7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5"/>
        <table:table-column table:style-name="co1" table:default-cell-style-name="ce3"/>
        <table:table-column table:style-name="co2" table:default-cell-style-name="ce3"/>
        <table:table-column table:style-name="co6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4"/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X-RAY PRICE LIST (EFFECTIVE: 2020-09-01)</text:p>
          </table:table-cell>
          <table:table-cell table:style-name="Default" table:number-columns-repeated="4"/>
          <table:table-cell table:style-name="ce2" office:value-type="string" calcext:value-type="string">
            <text:p>X-RAY PRICE LIST (EFFECTIVE: 2020-09-01)</text:p>
          </table:table-cell>
          <table:table-cell table:style-name="Default" table:number-columns-repeated="3"/>
        </table:table-row>
        <table:table-row table:style-name="ro1">
          <table:table-cell table:style-name="ce2"/>
          <table:table-cell table:style-name="ce11" office:value-type="string" calcext:value-type="string">
            <text:p>PRICE: </text:p>
          </table:table-cell>
          <table:table-cell table:style-name="ce12" office:value-type="string" calcext:value-type="string">
            <text:p>REGULAR</text:p>
          </table:table-cell>
          <table:table-cell table:style-name="ce14" office:value-type="string" calcext:value-type="string">
            <text:p>SC/PWD</text:p>
          </table:table-cell>
          <table:table-cell table:style-name="Default"/>
          <table:table-cell table:style-name="ce2"/>
          <table:table-cell table:style-name="ce11" office:value-type="string" calcext:value-type="string">
            <text:p>PRICE: </text:p>
          </table:table-cell>
          <table:table-cell table:style-name="ce12" office:value-type="string" calcext:value-type="string">
            <text:p>REGULAR</text:p>
          </table:table-cell>
          <table:table-cell table:style-name="ce14" office:value-type="string" calcext:value-type="string">
            <text:p>SC/PWD</text:p>
          </table:table-cell>
        </table:table-row>
        <table:table-row table:style-name="ro2"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ANKL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NKL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ANKLE/FOOT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ANKLE/FOOT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string" calcext:value-type="string">
            <text:p>KNEE / PATELLA</text:p>
          </table:table-cell>
          <table:table-cell office:value-type="string" calcext:value-type="string">
            <text:p>AP/LAT/SKYLINE (3:1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KNEE / PATELLA</text:p>
          </table:table-cell>
          <table:table-cell office:value-type="string" calcext:value-type="string">
            <text:p>AP/LAT/SKYLINE (3:1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</table:table-row>
        <table:table-row table:style-name="ro4"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2"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5">
          <table:table-cell table:style-name="ce10" office:value-type="string" calcext:value-type="string">
            <text:p><text:span text:style-name="T1">LUMBO-SACRAL </text:span></text:p>
            <text:p><text:span text:style-name="T1">TO LOWER THORACIC</text:span>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0" office:value-type="string" calcext:value-type="string">
            <text:p><text:span text:style-name="T1">LUMBO-SACRAL </text:span></text:p>
            <text:p><text:span text:style-name="T1">TO LOWER THORACIC</text:span>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5">
          <table:table-cell table:style-name="ce10" office:value-type="string" calcext:value-type="string">
            <text:p>BOTH LOWER EXTREMITIES (PEDIA)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  <table:table-cell/>
          <table:table-cell table:style-name="ce10" office:value-type="string" calcext:value-type="string">
            <text:p>BOTH LOWER EXTREMITIES (PEDIA)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59cm" fo:page-height="27.94cm" fo:margin-top="0.499cm" fo:margin-bottom="0.3cm" fo:margin-left="0.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-00-0000</text:date>, <text:time style:data-style-name="N2" text:time-value="14:32:12.781587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49:28.551815848</meta:creation-date>
    <dc:date>2020-08-31T14:55:56.391539613</dc:date>
    <meta:editing-duration>PT1H37M1S</meta:editing-duration>
    <meta:editing-cycles>46</meta:editing-cycles>
    <meta:generator>LibreOffice/6.4.5.2$Linux_X86_64 LibreOffice_project/40$Build-2</meta:generator>
    <meta:print-date>2020-08-31T14:32:36.865610782</meta:print-date>
    <meta:document-statistic meta:table-count="1" meta:cell-count="330" meta:object-count="0"/>
  </office:meta>
</office:document-meta>
</file>